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4518" officeooo:paragraph-rsid="00074518"/>
    </style:style>
    <style:style style:name="P2" style:family="paragraph" style:parent-style-name="Standard">
      <style:paragraph-properties fo:break-before="page"/>
      <style:text-properties officeooo:rsid="00074518" officeooo:paragraph-rsid="000745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castSocketSender.java</text:p>
      <text:p text:style-name="P1"/>
      <text:p text:style-name="P1">//import necessary packages</text:p>
      <text:p text:style-name="P1">import java.io.IOException;</text:p>
      <text:p text:style-name="P1">import java.net.DatagramPacket;</text:p>
      <text:p text:style-name="P1">import java.net.DatagramSocket;</text:p>
      <text:p text:style-name="P1">import java.net.InetAddress;</text:p>
      <text:p text:style-name="P1">import java.net.UnknownHostException;</text:p>
      <text:p text:style-name="P1"/>
      <text:p text:style-name="P1">public class MulticastSocketSender {</text:p>
      <text:p text:style-name="P1"/>
      <text:p text:style-name="P1"><text:s text:c="2"/>// This example is from: http://examples.javacodegeeks.com/core-java/net/multicastsocket-net/java-net-multicastsocket-example/</text:p>
      <text:p text:style-name="P1"/>
      <text:p text:style-name="P1"><text:s text:c="2"/>final static String INET_ADDR = "224.0.0.3"; //sets the INET address for clients to connect to</text:p>
      <text:p text:style-name="P1"><text:s text:c="2"/>final static int PORT = 12345; //sets the port number for clients to connect to</text:p>
      <text:p text:style-name="P1"/>
      <text:p text:style-name="P1"><text:s text:c="2"/>public static void main(String[] args) throws UnknownHostException, InterruptedException {</text:p>
      <text:p text:style-name="P1"><text:s text:c="4"/>// Get the address that we are going to connect to.</text:p>
      <text:p text:style-name="P1"><text:s text:c="4"/>InetAddress addr = InetAddress.getByName(INET_ADDR);</text:p>
      <text:p text:style-name="P1"/>
      <text:p text:style-name="P1"><text:s text:c="4"/>// Open a new DatagramSocket, which will be used to send the data.</text:p>
      <text:p text:style-name="P1"><text:s text:c="4"/>try (DatagramSocket serverSocket = new DatagramSocket()) {</text:p>
      <text:p text:style-name="P1"><text:s text:c="6"/>for (int i = 0; i &lt; 5; i++) {</text:p>
      <text:p text:style-name="P1"><text:s text:c="8"/>String msg = "Sent message number: " + i; //sends multiple messages over the network</text:p>
      <text:p text:style-name="P1"/>
      <text:p text:style-name="P1"><text:s text:c="8"/>// Create a packet that will contain the data</text:p>
      <text:p text:style-name="P1"><text:s text:c="8"/>// (in the form of bytes) and send it.</text:p>
      <text:p text:style-name="P1"><text:s text:c="8"/>DatagramPacket msgPacket = new DatagramPacket(msg.getBytes(),</text:p>
      <text:p text:style-name="P1"><text:s text:c="12"/>msg.getBytes().length, addr, PORT);</text:p>
      <text:p text:style-name="P1"><text:s text:c="8"/>serverSocket.send(msgPacket);</text:p>
      <text:p text:style-name="P1"><text:s text:c="8"/>//output to show the messages were successfully sent</text:p>
      <text:p text:style-name="P1"><text:s text:c="8"/>System.out.println("The server sent a packet with this message: " + msg);</text:p>
      <text:p text:style-name="P1"><text:s text:c="8"/>Thread.sleep(500); //makes thread sleep for 500 milliseconds</text:p>
      <text:p text:style-name="P1"><text:s text:c="6"/>} //for</text:p>
      <text:p text:style-name="P1"><text:s text:c="4"/>} //try</text:p>
      <text:p text:style-name="P1"><text:s text:c="4"/>//error handling</text:p>
      <text:p text:style-name="P1"><text:s text:c="4"/>catch (IOException ex) {</text:p>
      <text:p text:style-name="P1"><text:s text:c="6"/>ex.printStackTrace();</text:p>
      <text:p text:style-name="P1"><text:s text:c="4"/>} //catch- errors</text:p>
      <text:p text:style-name="P1"><text:s text:c="2"/>} //main</text:p>
      <text:p text:style-name="P1">} //class- MulticastSocketSender</text:p>
      <text:p text:style-name="P2">MulticastSocketReceiver.java</text:p>
      <text:p text:style-name="P1"/>
      <text:p text:style-name="P1">//import necessary packages</text:p>
      <text:p text:style-name="P1">import java.io.IOException;</text:p>
      <text:p text:style-name="P1">import java.net.DatagramPacket;</text:p>
      <text:p text:style-name="P1">import java.net.InetAddress;</text:p>
      <text:p text:style-name="P1">import java.net.MulticastSocket;</text:p>
      <text:p text:style-name="P1">import java.net.UnknownHostException;</text:p>
      <text:p text:style-name="P1"/>
      <text:p text:style-name="P1">public class MulticastSocketReceiver {</text:p>
      <text:p text:style-name="P1"/>
      <text:p text:style-name="P1"><text:s text:c="2"/>// This example is from: http://examples.javacodegeeks.com/core-java/net/multicastsocket-net/java-net-multicastsocket-example/</text:p>
      <text:p text:style-name="P1"/>
      <text:p text:style-name="P1"><text:s text:c="2"/>final static String INET_ADDR = "224.0.0.3"; //sets the INET address for the receivers to connect to</text:p>
      <text:p text:style-name="P1"><text:s text:c="2"/>final static int PORT = 12345; //sets the port number for the receivers to connect to</text:p>
      <text:p text:style-name="P1"/>
      <text:p text:style-name="P1"><text:s text:c="2"/>public static void main(String[] args) throws UnknownHostException {</text:p>
      <text:p text:style-name="P1"><text:s text:c="4"/>// Get the address that we are going to connect to.</text:p>
      <text:p text:style-name="P1"><text:s text:c="4"/>InetAddress address = InetAddress.getByName(INET_ADDR);</text:p>
      <text:p text:style-name="P1"/>
      <text:p text:style-name="P1"><text:s text:c="4"/>// Create a buffer of bytes, which will be used to store</text:p>
      <text:p text:style-name="P1"><text:s text:c="4"/>// the incoming bytes containing the information from the server.</text:p>
      <text:p text:style-name="P1"><text:s text:c="4"/>// Since the message is small here, 256 bytes should be enough.</text:p>
      <text:p text:style-name="P1"><text:s text:c="4"/>byte[] buf = new byte[256];</text:p>
      <text:p text:style-name="P1"/>
      <text:p text:style-name="P1"><text:s text:c="4"/>// Create a new Multicast socket (that will allow other sockets/programs</text:p>
      <text:p text:style-name="P1"><text:s text:c="4"/>// to join it as well.</text:p>
      <text:p text:style-name="P1"><text:s text:c="4"/>try (MulticastSocket clientSocket = new MulticastSocket(PORT)){</text:p>
      <text:p text:style-name="P1"><text:s text:c="6"/>//Joint the Multicast group.</text:p>
      <text:p text:style-name="P1"><text:s text:c="6"/>clientSocket.joinGroup(address);</text:p>
      <text:p text:style-name="P1"/>
      <text:p text:style-name="P1"><text:s text:c="6"/>while (true) {</text:p>
      <text:p text:style-name="P1"><text:s text:c="8"/>// Receive the information and print it.</text:p>
      <text:p text:style-name="P1"><text:s text:c="8"/>DatagramPacket msgPacket = new DatagramPacket(buf, buf.length);</text:p>
      <text:p text:style-name="P1"><text:s text:c="8"/>clientSocket.receive(msgPacket); //receive message from server</text:p>
      <text:p text:style-name="P1"/>
      <text:p text:style-name="P1"><text:s text:c="8"/>String msg = new String(buf, 0, buf.length); //allocate memory for incoming messages</text:p>
      <text:p text:style-name="P1"><text:s text:c="8"/>System.out.println("The socket received this message: " + msg); //indicates that message was received</text:p>
      <text:p text:style-name="P1"><text:s text:c="6"/>} //while</text:p>
      <text:p text:style-name="P1"><text:s text:c="4"/>} //try</text:p>
      <text:p text:style-name="P1"><text:s text:c="4"/>//error handling</text:p>
      <text:p text:style-name="P1"><text:s text:c="4"/>catch (IOException ex) {</text:p>
      <text:p text:style-name="P1"><text:s text:c="6"/>ex.printStackTrace();</text:p>
      <text:p text:style-name="P1"><text:s text:c="4"/>} //catch- errors</text:p>
      <text:p text:style-name="P1"><text:s text:c="2"/>} //main</text:p>
      <text:p text:style-name="P1">} //class- MulticastSocketRecei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4:40:55.833826115</meta:creation-date>
    <dc:date>2016-03-07T14:42:11.766256589</dc:date>
    <meta:editing-duration>P0D</meta:editing-duration>
    <meta:editing-cycles>1</meta:editing-cycles>
    <meta:document-statistic meta:table-count="0" meta:image-count="0" meta:object-count="0" meta:page-count="2" meta:paragraph-count="71" meta:word-count="406" meta:character-count="3426" meta:non-whitespace-character-count="2823"/>
    <meta:generator>LibreOffice/4.2.8.2$Linux_X86_64 LibreOffice_project/420m0$Build-2</meta:generator>
  </office:meta>
</office:document-meta>
</file>